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text-position="0% 100%"/>
    </style:style>
    <style:style style:name="P3" style:family="paragraph" style:parent-style-name="Standard">
      <style:paragraph-properties fo:margin-top="0in" fo:margin-bottom="0in" loext:contextual-spacing="false"/>
      <style:text-properties style:text-position="0% 100%" style:font-name="Arial" fo:font-weight="bold" style:font-name-asian="Arial1" style:font-weight-asian="bold" style:font-name-complex="Arial1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text-position="0% 100%" style:font-name="Arial" fo:font-weight="bold" style:font-name-asian="Arial1" style:font-weight-asian="bold" style:font-name-complex="Arial1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text-position="0% 100%" style:font-name="Arial" fo:font-weight="normal" style:font-name-asian="Arial1" style:font-weight-asian="normal" style:font-name-complex="Arial1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style:font-name="Arial" style:font-name-asian="Arial1" style:font-name-complex="Arial1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/>
      <style:text-properties style:font-name="Arial" fo:font-weight="bold" style:font-name-asian="Arial1" style:font-weight-asian="bold" style:font-name-complex="Arial1"/>
    </style:style>
    <style:style style:name="P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</style:style>
    <style:style style:name="P12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.5in" style:auto-text-indent="false"/>
    </style:style>
    <style:style style:name="P13" style:family="paragraph" style:parent-style-name="Heading_20_2">
      <style:paragraph-properties fo:margin-top="0.25in" fo:margin-bottom="0.0555in" loext:contextual-spacing="false" fo:text-align="justify" style:justify-single-word="false"/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="Arial" fo:font-size="16pt" fo:font-weight="bold" style:font-name-asian="Arial1" style:font-size-asian="16pt" style:font-weight-asian="bold" style:font-name-complex="Arial1" style:font-size-complex="16pt"/>
    </style:style>
    <style:style style:name="T3" style:family="text">
      <style:text-properties style:text-position="0% 100%" style:font-name="Arial" fo:font-weight="bold" style:font-name-asian="Arial1" style:font-weight-asian="bold" style:font-name-complex="Arial1"/>
    </style:style>
    <style:style style:name="T4" style:family="text">
      <style:text-properties style:text-position="0% 100%" style:font-name="Arial" fo:font-weight="normal" style:font-name-asian="Arial1" style:font-weight-asian="normal" style:font-name-complex="Arial1"/>
    </style:style>
    <style:style style:name="T5" style:family="text">
      <style:text-properties style:text-position="0% 100%" fo:font-weight="bold" style:font-weight-asian="bold"/>
    </style:style>
    <style:style style:name="T6" style:family="text">
      <style:text-properties style:font-name="Arial" style:font-name-asian="Arial1" style:font-name-complex="Arial1"/>
    </style:style>
    <style:style style:name="T7" style:family="text">
      <style:text-properties style:font-name="Arial" fo:font-weight="bold" style:font-name-asian="Arial1" style:font-weight-asian="bold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Trabalho de Computação Concorrente 2017.2</text:span></text:p>
      <text:p text:style-name="P3"/>
      <text:p text:style-name="P6"><text:span text:style-name="T3">Alunos:<text:tab/></text:span><text:span text:style-name="T4">Carolina Hiromi Kameyama 116022176</text:span></text:p>
      <text:p text:style-name="P6"><text:span text:style-name="T4"><text:tab/><text:tab/>Elvis Nobrega de Alcantara 11</text:span><text:span text:style-name="T6">6011484</text:span></text:p>
      <text:p text:style-name="P6"><text:span text:style-name="T4"><text:tab/><text:tab/>Thiago Conceição da Silva Costa 115031164</text:span></text:p>
      <text:p text:style-name="P4"/>
      <text:p text:style-name="P6"><text:span text:style-name="T3">Linguagem: </text:span><text:span text:style-name="T4">Java</text:span></text:p>
      <text:p text:style-name="P4"/>
      <text:p text:style-name="P13"><text:bookmark text:name="_zeajaur7dds8"/><text:span text:style-name="T5">Objetivo</text:span></text:p>
      <text:p text:style-name="P2"/>
      <text:p text:style-name="P11"><text:span text:style-name="T1">Criar um programa que simulasse como um sistema de reserva de assentos funciona, permitindo que diversos </text:span>usuários<text:span text:style-name="T1"> pudessem reservar, visualizar e cancelar assentos diferentes ao mesmo tempo.</text:span></text:p>
      <text:p text:style-name="P4"/>
      <text:p text:style-name="P13"><text:bookmark text:name="_1yhtii9p4hka"/><text:span text:style-name="T1">Decisões</text:span></text:p>
      <text:p text:style-name="P7"/>
      <text:p text:style-name="P11"><text:span text:style-name="T4">Criar um monitor que armazenasse todas as informações dos assentos e qualquer usuário poderia acess</text:span><text:span text:style-name="T6">á</text:span><text:span text:style-name="T4">-lo para reservar um assento caso estivesse livre ou cancelar uma reserva, um vetor de locks para que cada assento tenha sua tranca e não pudesse ser acessada ao mesmo tempo por múltiplos usuários, e um sistema de senhas para que todas as atualizações feitas no mapa de assentos fossem registradas no arquivo de saída na ordem em que foram executadas, al</text:span><text:span text:style-name="T6">ém de implementação de um produtor consumidor, modelando em cima de um buffer.</text:span></text:p>
      <text:p text:style-name="P11"><text:span text:style-name="T6">Sobre as tecnologias escolhidas, usamos o Java para o sistema principal, por ter implementado locks e os monitores proporcionados pela JVM, e o script foi todo feito em python, a primeira alternativa tinha sido Perl, mas, python tinha algumas vantagens em questão de leitura do código, logo o escolhemos. O script compila todo o código e ainda roda usando as entradas dadas para ele.</text:span></text:p>
      <text:p text:style-name="P4"/>
      <text:p text:style-name="P13"><text:bookmark text:name="_89uke1c75dm1"/><text:span text:style-name="T1">Solução</text:span></text:p>
      <text:p text:style-name="P7"/>
      <text:p text:style-name="P11"><text:span text:style-name="T4">Criamos um sistema que possui como entrada a quantidade de assentos que podem ser reservados, esse sistema possui um roteiro de f</text:span><text:span text:style-name="T6">ácil modificação</text:span><text:span text:style-name="T4"> que simula as ações dos usuários (que seriam as threads).</text:span></text:p>
      <text:p text:style-name="P6"><text:soft-page-break/><text:span text:style-name="T4"><text:tab/>O sistema cria um buffer que registra todas as ações dos usuários conforme a ordem que os mesmos executam em um arquivo de saída.</text:span></text:p>
      <text:p text:style-name="P6"><text:span text:style-name="T4"><text:tab/></text:span></text:p>
      <text:p text:style-name="P6"><text:span text:style-name="T4"><text:tab/>Cada thread usuário acessa o monitor e o escritor, e pode executar as funções verifica, ocupaVazio, ocupaAssento e cancela. Onde o monitor é o local onde são guardados as informações da quantidade de assentos e o mapa de assentos que guarda o estado e localização de cada assento, e o escritor é a classe acessada pelo usuário para adicionar em uma lista de strings as atualizações feitas no mapa de assentos que posteriormente é escrito em ordem em um arquivo de saída de acordo com a ordem de ações tomadas.</text:span></text:p>
      <text:p text:style-name="P4"/>
      <text:p text:style-name="P13"><text:bookmark text:name="_dl55keyggb4g"/><text:span text:style-name="T1">Especificação da Solução</text:span></text:p>
      <text:p text:style-name="P5"/>
      <text:p text:style-name="P6"><text:span text:style-name="T7">Script:</text:span><text:span text:style-name="T6"> (Script em python que compila e roda o programa)</text:span></text:p>
      <text:p text:style-name="P6"><text:span text:style-name="T6"><text:tab/>Funcionamento: </text:span></text:p>
      <text:p text:style-name="P12"><text:span text:style-name="T6">Basicamente para rodar o programa basta executar ./trabalho.py arquivo_log nr_cadeiras, mas, se o python não for atualizado ou não estiver em /usr/python basta executar python trabalho.py com as entradas logo após ele.</text:span></text:p>
      <text:p text:style-name="P6"><text:span text:style-name="T6"><text:tab/><text:tab/>Ele primeiro verifica as entradas, então compila os arquivos java, e depois roda.</text:span></text:p>
      <text:p text:style-name="P12"><text:span text:style-name="T6">Espera terminar e então espera mais um segundo e lê o arquivo de saída linha a linha. Se tudo estiver ok, ele vai apenas dizendo uma a uma, ação feita pelos usuários, em ordem, caso alguma inadequação exista no log ele envia uma mensagem de erro, explicando do que se trata.</text:span></text:p>
      <text:p text:style-name="P6"><text:span text:style-name="T7"><text:tab/></text:span></text:p>
      <text:p text:style-name="P8"/>
      <text:p text:style-name="P6"><text:span text:style-name="T3">Classe Sistema:</text:span><text:span text:style-name="T4"> (Classe principal, que executa todo o sistema)</text:span></text:p>
      <text:p text:style-name="P6"><text:span text:style-name="T4"><text:tab/>Variáveis:</text:span></text:p>
      <text:p text:style-name="P12"><text:span text:style-name="T4">buffer – lista de strings que servirá de fila na thread produtorConsumidor para que outra thread Consumidor pegue um por um e escreva no arquivo de saída</text:span></text:p>
      <text:p text:style-name="P12"><text:span text:style-name="T4">produtorConsumidor – thread que recebe as strings geradas pelas “ações” dos usuários e os coloca em uma fila em que posteriormente uma thread consumidor retira as strings uma por uma da fila e as escreve no arquivo de saída</text:span></text:p>
      <text:p text:style-name="P12"><text:span text:style-name="T4">monitor – classe que armazena as informações dos assentos, o monitor é acessado pelos usuários para que as informações dos assentos sejam atualizados</text:span></text:p>
      <text:p text:style-name="P6"><text:span text:style-name="T4"><text:tab/><text:tab/>usuários – threads que simulam as ações dos usuários</text:span></text:p>
      <text:p text:style-name="P6"><text:span text:style-name="T4"><text:tab/><text:tab/>NUMERO_DE_THREADS – quantidade de usuarios atuando</text:span></text:p>
      <text:p text:style-name="P12"><text:span text:style-name="T4">roteiro – lista de classe Pair (uma classe criada para organizar como o roteiro iria funcionar)</text:span></text:p>
      <text:p text:style-name="P5"><text:soft-page-break/></text:p>
      <text:p text:style-name="P6"><text:span text:style-name="T4"><text:tab/>Funções:</text:span></text:p>
      <text:p text:style-name="P6"><text:span text:style-name="T4"><text:tab/><text:tab/>main – inicializa tudo e roda todo código</text:span></text:p>
      <text:p text:style-name="P12"><text:span text:style-name="T4">criaRoteiroDosUsuarios – baseado </text:span><text:span text:style-name="T6">em um modo simples de criação, </text:span><text:span text:style-name="T4">simula um roteiro de como os usuários utilizariam o sistema, a fim de facilitar a criaç</text:span><text:span text:style-name="T6">ão de novas threads usuário com comportamentos diferentes</text:span></text:p>
      <text:p text:style-name="P5"/>
      <text:p text:style-name="P6"><text:span text:style-name="T3">Classe Usuário:</text:span><text:span text:style-name="T4"> (Thread de ações dos usuários)</text:span></text:p>
      <text:p text:style-name="P6"><text:span text:style-name="T4"><text:tab/>Variáveis:</text:span></text:p>
      <text:p text:style-name="P6"><text:span text:style-name="T4"><text:tab/><text:tab/>id – id da thread</text:span></text:p>
      <text:p text:style-name="P12"><text:span text:style-name="T4">monitor - classe que armazena as informações dos assentos, o monitor é acessado pelos usuários para que as informações dos assentos sejam atualizados</text:span></text:p>
      <text:p text:style-name="P12"><text:span text:style-name="T4">escritor – thread que o usuário acessa para adicionar as atualizações feitas à lista de strings que serão escritos no arquivo de saída</text:span></text:p>
      <text:p text:style-name="P6"><text:span text:style-name="T4"><text:tab/><text:tab/>roteiro – roteiro que simula as ações do usuário</text:span></text:p>
      <text:p text:style-name="P12"><text:span text:style-name="T4">senha – senha que usuário pega para acessar o escritor de forma que o que é adicionado na lista seja na ordem em que as modificações feitas no monitor foram feitos</text:span></text:p>
      <text:p text:style-name="P12"><text:span text:style-name="T4">senhaAtual – a próxima senha a ser chamada para adicionar uma string na fila do escritor</text:span></text:p>
      <text:p text:style-name="P6"><text:span text:style-name="T4"><text:tab/><text:tab/>lock – objeto usado para fazer o synchronized</text:span></text:p>
      <text:p text:style-name="P12"><text:span text:style-name="T4">retorno – variável criada para conseguir receber os valores retornados pela função ocupaVazio</text:span></text:p>
      <text:p text:style-name="P5"/>
      <text:p text:style-name="P6"><text:span text:style-name="T4"><text:tab/>Funções:</text:span></text:p>
      <text:p text:style-name="P12"><text:span text:style-name="T4">verifica – acessa o monitor e recebe o mapa de assento e uma senha que é utilizada para escrever na lista de atualizações quando for sua vez e depois adiciona uma string à fila de strings para serem escritos no arquivo de saída</text:span></text:p>
      <text:p text:style-name="P12"><text:span text:style-name="T4">ocupaVazio – acessa o monitor para tentar ocupar um assento aleatório, recebe como retorno o número do assento e uma senha e depois adiciona uma string à fila de strings para serem escritos no arquivo de saída</text:span></text:p>
      <text:p text:style-name="P12"><text:span text:style-name="T4">ocupaAssento – acessa o monitor para tentar ocupar um assento especificado na entrada da função, recebe como retorno uma senha e depois adiciona uma string à fila de strings para serem escritos no arquivo de saída</text:span></text:p>
      <text:p text:style-name="P12"><text:span text:style-name="T4">cancela – acessa o monitor para cancelar um assento já ocupado pelo usuário que chamou essa função, recebe como retorno uma senha e depois adiciona uma string à fila de strings para serem escritos no arquivo de saída</text:span></text:p>
      <text:p text:style-name="P12"><text:soft-page-break/><text:span text:style-name="T4">run – </text:span><text:span text:style-name="T6">recebe a sequência de funções do roteiro e as executa em ordem, a partir de um switch()</text:span></text:p>
      <text:p text:style-name="P5"/>
      <text:p text:style-name="P6"><text:span text:style-name="T3">Classe ProdutorConsumidor:</text:span><text:span text:style-name="T4"> (Thread que vai adicionando informação no arquivo de saída)</text:span></text:p>
      <text:p text:style-name="P6"><text:span text:style-name="T4"><text:tab/>Variáveis:</text:span></text:p>
      <text:p text:style-name="P12"><text:span text:style-name="T4">buffer – Lista de strings que armazena todas as strings recebidas pelas threads usuário na ordem em que estas acessaram o monitor para atualizar ou verificar os assentos</text:span></text:p>
      <text:p text:style-name="P12"><text:span text:style-name="T4">fimPrograma – booleana que verifica se o programa terminou ou não, se o programa não tiver terminado a thread ProdutorConsumidor irá continuar esvaziando a lista enquanto ela não estiver vazia</text:span></text:p>
      <text:p text:style-name="P6"><text:span text:style-name="T4"><text:tab/><text:tab/>arq – arquivo onde será escrito a saída</text:span></text:p>
      <text:p text:style-name="P5"/>
      <text:p text:style-name="P6"><text:span text:style-name="T4"><text:tab/>Funções:</text:span></text:p>
      <text:p text:style-name="P12"><text:span text:style-name="T4">escreveNoArquivo – escreve no arquivo de saída as strings presentes no buffer em ordem e as tira do buffer</text:span></text:p>
      <text:p text:style-name="P12"><text:span text:style-name="T4">escreveNoBuffer – adiciona à fila de strings (buffer) a string passada pela thread usuário</text:span></text:p>
      <text:p text:style-name="P12"><text:span text:style-name="T4">termina – modifica a boolean fimPrograma para true para que a thread possa terminar</text:span></text:p>
      <text:p text:style-name="P12"><text:span text:style-name="T4">run – enquanto o boolean termina é false, ou seja, o programa ainda n</text:span><text:span text:style-name="T6">ão terminou</text:span><text:span text:style-name="T4">, a thread vai verificando se há algo no buffer e executa a função escreveNoArquivo</text:span></text:p>
      <text:p text:style-name="P7"/>
      <text:p text:style-name="P6"><text:span text:style-name="T3">Classe Assento:</text:span><text:span text:style-name="T4"> (classe que armazena as informações do assento)</text:span></text:p>
      <text:p text:style-name="P6"><text:span text:style-name="T4"><text:tab/>Variáveis:</text:span></text:p>
      <text:p text:style-name="P6"><text:span text:style-name="T4"><text:tab/><text:tab/>estado – estado do assento (false = livre / true = ocupado)</text:span></text:p>
      <text:p text:style-name="P6"><text:span text:style-name="T4"><text:tab/><text:tab/>id_usuario – número do usuário que está ocupando o assento</text:span></text:p>
      <text:p text:style-name="P5"/>
      <text:p text:style-name="P6"><text:span text:style-name="T3">Classe Mapa_Assento: </text:span><text:span text:style-name="T4">(classe que armazena todos os assentos e as trancas das mesmas)</text:span></text:p>
      <text:p text:style-name="P6"><text:span text:style-name="T4"><text:tab/>Variáveis:</text:span></text:p>
      <text:p text:style-name="P6"><text:soft-page-break/><text:span text:style-name="T4"><text:tab/><text:tab/>tranca – vetor de locks, um para cada assento</text:span></text:p>
      <text:p text:style-name="P6"><text:span text:style-name="T4"><text:tab/><text:tab/>assento – vetor de assentos</text:span></text:p>
      <text:p text:style-name="P5"/>
      <text:p text:style-name="P6"><text:span text:style-name="T3">Classe Monitor: </text:span><text:span text:style-name="T4">(classe em que está armazenado todas as informações dos assentos)</text:span></text:p>
      <text:p text:style-name="P6"><text:span text:style-name="T4"><text:tab/>Variáveis:</text:span></text:p>
      <text:p text:style-name="P6"><text:span text:style-name="T4"><text:tab/><text:tab/>mapa – mapa de assentos</text:span></text:p>
      <text:p text:style-name="P6"><text:span text:style-name="T4"><text:tab/><text:tab/>qtdAssento – quantidade de assentos</text:span></text:p>
      <text:p text:style-name="P6"><text:span text:style-name="T4"><text:tab/><text:tab/>senha – senha que será entregue ao usuário para que ele entre na fila do buffer</text:span></text:p>
      <text:p text:style-name="P12"><text:span text:style-name="T4">id_aleatorio – variável inteira que recebe um número aleatório dentro da quantidade de cadeiras para que o usuário consiga reservar um assento aleatório</text:span></text:p>
      <text:p text:style-name="P12"><text:span text:style-name="T4">primeiro – booleana que serve para ajudar a escrever o mapa de assentos no buffer</text:span></text:p>
      <text:p text:style-name="P12"><text:span text:style-name="T4">retorno – variável que foi utilizada como vetor para que a função ocupaVazio conseguisse retornar 2 valores</text:span></text:p>
      <text:p text:style-name="P5"/>
      <text:p text:style-name="P6"><text:span text:style-name="T4"><text:tab/>Funções:</text:span></text:p>
      <text:p text:style-name="P6"><text:span text:style-name="T4"><text:tab/><text:tab/>getMapa – função que retorna o mapa de assentos</text:span></text:p>
      <text:p text:style-name="P6"><text:span text:style-name="T4"><text:tab/><text:tab/>verifica – função retorna uma senha</text:span></text:p>
      <text:p text:style-name="P12"><text:span text:style-name="T4">ocupaVazio – o usuário acessa essa função para ocupar um assento aleatório, gera um número aleatório dentro da quantidade de assentos, atualiza o assento e o mapa de assentos (o assento recebe o estado de ocupado e recebe o número do id do usuário) caso o assento não esteja ocupado por outro usuário, retorna uma senha e o número do assento para o usuário</text:span></text:p>
      <text:p text:style-name="P12"><text:span text:style-name="T4">ocupaAssento – o usuário acessa essa função para ocupar um assento determinado por ele, caso o assento estiver livre o usuário ocupa o assento, o assento e o mapa de assentos são atualizados (o assento recebe o estado de ocupado e recebe o número do id do usuário), caso contrário o usuário não ocupa o assento, retorna uma senha para o usuário</text:span></text:p>
      <text:p text:style-name="P12"><text:span text:style-name="T4">cancela – usuário acessa essa função para cancelar uma reserva de assento que possui o id do usuário, retorna uma senha para o usuário</text:span></text:p>
      <text:p text:style-name="P5"/>
      <text:p text:style-name="P6"><text:span text:style-name="T4">Classe Pair: (classe criada para organizar a forma com que o roteiro funciona)</text:span></text:p>
      <text:p text:style-name="P6"><text:span text:style-name="T4"><text:tab/>Variáveis:</text:span></text:p>
      <text:p text:style-name="P12"><text:soft-page-break/><text:span text:style-name="T4">l – representa a função que será executada pelo usuário (1-verifica/ 2-ocupaVazio/ 3-ocupaAssento/ 4-cancela)</text:span></text:p>
      <text:p text:style-name="P6"><text:span text:style-name="T4"><text:tab/><text:tab/>r – representa o assento que o usuário irá reservar</text:span></text:p>
      <text:p text:style-name="P7"/>
      <text:p text:style-name="P13"><text:bookmark text:name="_onpq8zokpgfq"/>Considerações Finais</text:p>
      <text:p text:style-name="P1"><text:tab/>De fim, aprendemos muito sobre como o Java lida com concorrência, e quanto ele ajuda, porque enquanto fazíamos exemplos já montados não tinham alguns empecilhos como lidar com os locks ou até mesmo saber em quem atrelar o monitor. </text:p>
      <text:p text:style-name="P10">Além disso, fizemos o trabalho em grupo, o que fez com que a modelagem passasse por vários passos de conversa e modificação. Não pudemos documentar cada modelagem, porque é uma fase difícil do período, mas, nos reunimos várias vezes para repensar em como a solução seria fei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88" meta:word-count="1500" meta:character-count="9249" meta:non-whitespace-character-count="7732"/>
    <meta:generator>LibreOfficeDev/5.1.0.3$Linux_X86_64 LibreOffice_project/</meta:generator>
  </office:meta>
</office:document-meta>
</file>